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8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11602" calcext:value-type="float">
            <text:p><text:s text:c="3"/>111,602</text:p>
          </table:table-cell>
          <table:table-cell table:style-name="ce36" office:value-type="float" office:value="3626" calcext:value-type="float">
            <text:p><text:s text:c="3"/>3,626</text:p>
          </table:table-cell>
          <table:table-cell table:style-name="ce36" office:value-type="float" office:value="10344" calcext:value-type="float">
            <text:p><text:s text:c="3"/>10,344</text:p>
          </table:table-cell>
          <table:table-cell table:style-name="ce36" office:value-type="float" office:value="8359" calcext:value-type="float">
            <text:p><text:s text:c="3"/>8,359</text:p>
          </table:table-cell>
          <table:table-cell table:style-name="ce36" office:value-type="float" office:value="4094" calcext:value-type="float">
            <text:p><text:s text:c="3"/>4,094</text:p>
          </table:table-cell>
          <table:table-cell table:style-name="ce36" office:value-type="float" office:value="2441" calcext:value-type="float">
            <text:p><text:s text:c="3"/>2,441</text:p>
          </table:table-cell>
          <table:table-cell table:style-name="ce36" office:value-type="float" office:value="3962" calcext:value-type="float">
            <text:p><text:s text:c="3"/>3,962</text:p>
          </table:table-cell>
          <table:table-cell table:style-name="ce36" office:value-type="float" office:value="13557" calcext:value-type="float">
            <text:p><text:s text:c="3"/>13,557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675" calcext:value-type="float">
            <text:p><text:s text:c="3"/>8,675</text:p>
          </table:table-cell>
          <table:table-cell table:style-name="ce36" office:value-type="float" office:value="53890" calcext:value-type="float">
            <text:p><text:s text:c="3"/>53,890</text:p>
          </table:table-cell>
          <table:table-cell table:style-name="ce36" office:value-type="float" office:value="2333" calcext:value-type="float">
            <text:p><text:s text:c="3"/>2,333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10552" calcext:value-type="float">
            <text:p><text:s text:c="3"/>110,552</text:p>
          </table:table-cell>
          <table:table-cell table:style-name="ce36" office:value-type="float" office:value="4811" calcext:value-type="float">
            <text:p><text:s text:c="3"/>4,811</text:p>
          </table:table-cell>
          <table:table-cell table:style-name="ce36" office:value-type="float" office:value="11115" calcext:value-type="float">
            <text:p><text:s text:c="3"/>11,115</text:p>
          </table:table-cell>
          <table:table-cell table:style-name="ce36" office:value-type="float" office:value="8599" calcext:value-type="float">
            <text:p><text:s text:c="3"/>8,599</text:p>
          </table:table-cell>
          <table:table-cell table:style-name="ce36" office:value-type="float" office:value="4622" calcext:value-type="float">
            <text:p><text:s text:c="3"/>4,622</text:p>
          </table:table-cell>
          <table:table-cell table:style-name="ce36" office:value-type="float" office:value="2467" calcext:value-type="float">
            <text:p><text:s text:c="3"/>2,467</text:p>
          </table:table-cell>
          <table:table-cell table:style-name="ce36" office:value-type="float" office:value="3900" calcext:value-type="float">
            <text:p><text:s text:c="3"/>3,900</text:p>
          </table:table-cell>
          <table:table-cell table:style-name="ce36" office:value-type="float" office:value="11249" calcext:value-type="float">
            <text:p><text:s text:c="3"/>11,249</text:p>
          </table:table-cell>
          <table:table-cell table:style-name="ce36" office:value-type="float" office:value="1107" calcext:value-type="float">
            <text:p><text:s text:c="3"/>1,107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675" calcext:value-type="float">
            <text:p><text:s text:c="3"/>8,675</text:p>
          </table:table-cell>
          <table:table-cell table:style-name="ce36" office:value-type="float" office:value="53890" calcext:value-type="float">
            <text:p><text:s text:c="3"/>53,890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57" office:value-type="float" office:value="1050" calcext:value-type="float">
            <text:p>1,050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1759" calcext:value-type="float">
            <text:p><text:s text:c="3"/>51,759</text:p>
          </table:table-cell>
          <table:table-cell table:style-name="ce36" office:value-type="float" office:value="1719" calcext:value-type="float">
            <text:p><text:s text:c="3"/>1,719</text:p>
          </table:table-cell>
          <table:table-cell table:style-name="ce36" office:value-type="float" office:value="4921" calcext:value-type="float">
            <text:p><text:s text:c="3"/>4,921</text:p>
          </table:table-cell>
          <table:table-cell table:style-name="ce36" office:value-type="float" office:value="3881" calcext:value-type="float">
            <text:p><text:s text:c="3"/>3,881</text:p>
          </table:table-cell>
          <table:table-cell table:style-name="ce36" office:value-type="float" office:value="1913" calcext:value-type="float">
            <text:p><text:s text:c="3"/>1,913</text:p>
          </table:table-cell>
          <table:table-cell table:style-name="ce36" office:value-type="float" office:value="1150" calcext:value-type="float">
            <text:p><text:s text:c="3"/>1,150</text:p>
          </table:table-cell>
          <table:table-cell table:style-name="ce36" office:value-type="float" office:value="1887" calcext:value-type="float">
            <text:p><text:s text:c="3"/>1,887</text:p>
          </table:table-cell>
          <table:table-cell table:style-name="ce36" office:value-type="float" office:value="6392" calcext:value-type="float">
            <text:p><text:s text:c="3"/>6,392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07" calcext:value-type="float">
            <text:p><text:s text:c="3"/>4,107</text:p>
          </table:table-cell>
          <table:table-cell table:style-name="ce36" office:value-type="float" office:value="25000" calcext:value-type="float">
            <text:p><text:s text:c="3"/>25,000</text:p>
          </table:table-cell>
          <table:table-cell table:style-name="ce36" office:value-type="float" office:value="608" calcext:value-type="float">
            <text:p><text:s text:c="3"/>60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655" calcext:value-type="float">
            <text:p><text:s text:c="3"/>51,655</text:p>
          </table:table-cell>
          <table:table-cell table:style-name="ce36" office:value-type="float" office:value="2190" calcext:value-type="float">
            <text:p><text:s text:c="3"/>2,190</text:p>
          </table:table-cell>
          <table:table-cell table:style-name="ce36" office:value-type="float" office:value="5133" calcext:value-type="float">
            <text:p><text:s text:c="3"/>5,133</text:p>
          </table:table-cell>
          <table:table-cell table:style-name="ce36" office:value-type="float" office:value="4058" calcext:value-type="float">
            <text:p><text:s text:c="3"/>4,058</text:p>
          </table:table-cell>
          <table:table-cell table:style-name="ce36" office:value-type="float" office:value="2142" calcext:value-type="float">
            <text:p><text:s text:c="3"/>2,142</text:p>
          </table:table-cell>
          <table:table-cell table:style-name="ce36" office:value-type="float" office:value="1164" calcext:value-type="float">
            <text:p><text:s text:c="3"/>1,164</text:p>
          </table:table-cell>
          <table:table-cell table:style-name="ce36" office:value-type="float" office:value="1866" calcext:value-type="float">
            <text:p><text:s text:c="3"/>1,866</text:p>
          </table:table-cell>
          <table:table-cell table:style-name="ce36" office:value-type="float" office:value="5415" calcext:value-type="float">
            <text:p><text:s text:c="3"/>5,415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07" calcext:value-type="float">
            <text:p><text:s text:c="3"/>4,107</text:p>
          </table:table-cell>
          <table:table-cell table:style-name="ce36" office:value-type="float" office:value="25000" calcext:value-type="float">
            <text:p><text:s text:c="3"/>25,00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8" office:value-type="float" office:value="104" calcext:value-type="float">
            <text:p>10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9843" calcext:value-type="float">
            <text:p><text:s text:c="3"/>59,843</text:p>
          </table:table-cell>
          <table:table-cell table:style-name="ce37" office:value-type="float" office:value="1907" calcext:value-type="float">
            <text:p><text:s text:c="3"/>1,907</text:p>
          </table:table-cell>
          <table:table-cell table:style-name="ce37" office:value-type="float" office:value="5423" calcext:value-type="float">
            <text:p><text:s text:c="3"/>5,423</text:p>
          </table:table-cell>
          <table:table-cell table:style-name="ce37" office:value-type="float" office:value="4478" calcext:value-type="float">
            <text:p><text:s text:c="3"/>4,478</text:p>
          </table:table-cell>
          <table:table-cell table:style-name="ce37" office:value-type="float" office:value="2181" calcext:value-type="float">
            <text:p><text:s text:c="3"/>2,181</text:p>
          </table:table-cell>
          <table:table-cell table:style-name="ce37" office:value-type="float" office:value="1291" calcext:value-type="float">
            <text:p><text:s text:c="3"/>1,291</text:p>
          </table:table-cell>
          <table:table-cell table:style-name="ce37" office:value-type="float" office:value="2075" calcext:value-type="float">
            <text:p><text:s text:c="3"/>2,075</text:p>
          </table:table-cell>
          <table:table-cell table:style-name="ce37" office:value-type="float" office:value="7165" calcext:value-type="float">
            <text:p><text:s text:c="3"/>7,16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568" calcext:value-type="float">
            <text:p><text:s text:c="3"/>4,568</text:p>
          </table:table-cell>
          <table:table-cell table:style-name="ce37" office:value-type="float" office:value="28890" calcext:value-type="float">
            <text:p><text:s text:c="3"/>28,890</text:p>
          </table:table-cell>
          <table:table-cell table:style-name="ce37" office:value-type="float" office:value="1725" calcext:value-type="float">
            <text:p><text:s text:c="3"/>1,72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8897" calcext:value-type="float">
            <text:p><text:s text:c="3"/>58,897</text:p>
          </table:table-cell>
          <table:table-cell table:style-name="ce37" office:value-type="float" office:value="2621" calcext:value-type="float">
            <text:p><text:s text:c="3"/>2,621</text:p>
          </table:table-cell>
          <table:table-cell table:style-name="ce37" office:value-type="float" office:value="5982" calcext:value-type="float">
            <text:p><text:s text:c="3"/>5,982</text:p>
          </table:table-cell>
          <table:table-cell table:style-name="ce37" office:value-type="float" office:value="4541" calcext:value-type="float">
            <text:p><text:s text:c="3"/>4,541</text:p>
          </table:table-cell>
          <table:table-cell table:style-name="ce37" office:value-type="float" office:value="2480" calcext:value-type="float">
            <text:p><text:s text:c="3"/>2,480</text:p>
          </table:table-cell>
          <table:table-cell table:style-name="ce37" office:value-type="float" office:value="1303" calcext:value-type="float">
            <text:p><text:s text:c="3"/>1,303</text:p>
          </table:table-cell>
          <table:table-cell table:style-name="ce37" office:value-type="float" office:value="2034" calcext:value-type="float">
            <text:p><text:s text:c="3"/>2,034</text:p>
          </table:table-cell>
          <table:table-cell table:style-name="ce37" office:value-type="float" office:value="5834" calcext:value-type="float">
            <text:p><text:s text:c="3"/>5,83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568" calcext:value-type="float">
            <text:p><text:s text:c="3"/>4,568</text:p>
          </table:table-cell>
          <table:table-cell table:style-name="ce37" office:value-type="float" office:value="28890" calcext:value-type="float">
            <text:p><text:s text:c="3"/>28,890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9" office:value-type="float" office:value="946" calcext:value-type="float">
            <text:p>94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20357" calcext:value-type="float">
            <text:p>20,357</text:p>
          </table:table-cell>
          <table:table-cell table:style-name="ce38" office:value-type="float" office:value="792" calcext:value-type="float">
            <text:p>7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24" calcext:value-type="float">
            <text:p>5,424</text:p>
          </table:table-cell>
          <table:table-cell table:style-name="ce38" office:value-type="float" office:value="499" calcext:value-type="float">
            <text:p>499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526" calcext:value-type="float">
            <text:p>526</text:p>
          </table:table-cell>
          <table:table-cell table:style-name="ce38" office:value-type="float" office:value="4289" calcext:value-type="float">
            <text:p>4,289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13" calcext:value-type="float">
            <text:p>7,913</text:p>
          </table:table-cell>
          <table:table-cell table:style-name="ce38" office:value-type="float" office:value="531" calcext:value-type="float">
            <text:p>53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9208" calcext:value-type="float">
            <text:p>19,208</text:p>
          </table:table-cell>
          <table:table-cell table:style-name="ce38" office:value-type="float" office:value="925" calcext:value-type="float">
            <text:p>9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26" calcext:value-type="float">
            <text:p>4,726</text:p>
          </table:table-cell>
          <table:table-cell table:style-name="ce38" office:value-type="float" office:value="504" calcext:value-type="float">
            <text:p>504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4096" calcext:value-type="float">
            <text:p>4,096</text:p>
          </table:table-cell>
          <table:table-cell table:style-name="ce38" office:value-type="float" office:value="319" calcext:value-type="float">
            <text:p>3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13" calcext:value-type="float">
            <text:p>7,9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7" calcext:value-type="float">
            <text:p>7</text:p>
          </table:table-cell>
          <table:table-cell table:style-name="ce60" office:value-type="float" office:value="1149" calcext:value-type="float">
            <text:p>1,149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9333" calcext:value-type="float">
            <text:p>9,333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90" calcext:value-type="float">
            <text:p>2,490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2010" calcext:value-type="float">
            <text:p>2,010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70" calcext:value-type="float">
            <text:p>3,670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011" calcext:value-type="float">
            <text:p>9,011</text:p>
          </table:table-cell>
          <table:table-cell table:style-name="ce39" office:value-type="float" office:value="411" calcext:value-type="float">
            <text:p>4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7" calcext:value-type="float">
            <text:p>2,247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980" calcext:value-type="float">
            <text:p>1,980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70" calcext:value-type="float">
            <text:p>3,67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float" office:value="322" calcext:value-type="float">
            <text:p>32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1024" calcext:value-type="float">
            <text:p>11,024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197" calcext:value-type="float">
            <text:p>10,197</text:p>
          </table:table-cell>
          <table:table-cell table:style-name="ce40" office:value-type="float" office:value="514" calcext:value-type="float">
            <text:p>5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166" calcext:value-type="float">
            <text:p>16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827" calcext:value-type="float">
            <text:p>827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847" calcext:value-type="float">
            <text:p>16,847</text:p>
          </table:table-cell>
          <table:table-cell table:style-name="ce38" office:value-type="float" office:value="1177" calcext:value-type="float">
            <text:p>1,177</text:p>
          </table:table-cell>
          <table:table-cell table:style-name="ce38" office:value-type="float" office:value="4726" calcext:value-type="float">
            <text:p>4,7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3" calcext:value-type="float">
            <text:p>533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2642" calcext:value-type="float">
            <text:p>2,642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607" calcext:value-type="float">
            <text:p>6,607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513" calcext:value-type="float">
            <text:p>16,513</text:p>
          </table:table-cell>
          <table:table-cell table:style-name="ce38" office:value-type="float" office:value="1534" calcext:value-type="float">
            <text:p>1,534</text:p>
          </table:table-cell>
          <table:table-cell table:style-name="ce38" office:value-type="float" office:value="5424" calcext:value-type="float">
            <text:p>5,4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2059" calcext:value-type="float">
            <text:p>2,059</text:p>
          </table:table-cell>
          <table:table-cell table:style-name="ce38" office:value-type="float" office:value="97" calcext:value-type="float">
            <text:p>9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607" calcext:value-type="float">
            <text:p>6,60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334" calcext:value-type="float">
            <text:p>33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858" calcext:value-type="float">
            <text:p>7,858</text:p>
          </table:table-cell>
          <table:table-cell table:style-name="ce39" office:value-type="float" office:value="539" calcext:value-type="float">
            <text:p>539</text:p>
          </table:table-cell>
          <table:table-cell table:style-name="ce39" office:value-type="float" office:value="2247" calcext:value-type="float">
            <text:p>2,2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240" calcext:value-type="float">
            <text:p>1,24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90" calcext:value-type="float">
            <text:p>3,090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648" calcext:value-type="float">
            <text:p>7,648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2490" calcext:value-type="float">
            <text:p>2,4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998" calcext:value-type="float">
            <text:p>998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90" calcext:value-type="float">
            <text:p>3,09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10" calcext:value-type="float">
            <text:p>21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989" calcext:value-type="float">
            <text:p>8,989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65" calcext:value-type="float">
            <text:p>8,865</text:p>
          </table:table-cell>
          <table:table-cell table:style-name="ce40" office:value-type="float" office:value="861" calcext:value-type="float">
            <text:p>861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24" calcext:value-type="float">
            <text:p>124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3655" calcext:value-type="float">
            <text:p>13,655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504" calcext:value-type="float">
            <text:p>504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430" calcext:value-type="float">
            <text:p>430</text:p>
          </table:table-cell>
          <table:table-cell table:style-name="ce38" office:value-type="float" office:value="2988" calcext:value-type="float">
            <text:p>2,988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99" calcext:value-type="float">
            <text:p>8,499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054" calcext:value-type="float">
            <text:p>13,054</text:p>
          </table:table-cell>
          <table:table-cell table:style-name="ce38" office:value-type="float" office:value="449" calcext:value-type="float">
            <text:p>449</text:p>
          </table:table-cell>
          <table:table-cell table:style-name="ce38" office:value-type="float" office:value="499" calcext:value-type="float">
            <text:p>499</text:p>
          </table:table-cell>
          <table:table-cell table:style-name="ce38" office:value-type="float" office:value="533" calcext:value-type="float">
            <text:p>5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2427" calcext:value-type="float">
            <text:p>2,427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99" calcext:value-type="float">
            <text:p>8,49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601" calcext:value-type="float">
            <text:p>60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305" calcext:value-type="float">
            <text:p>6,30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1384" calcext:value-type="float">
            <text:p>1,38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43" calcext:value-type="float">
            <text:p>3,943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085" calcext:value-type="float">
            <text:p>6,085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129" calcext:value-type="float">
            <text:p>1,129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44" calcext:value-type="float">
            <text:p>3,94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220" calcext:value-type="float">
            <text:p>22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350" calcext:value-type="float">
            <text:p>7,350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56" calcext:value-type="float">
            <text:p>4,556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969" calcext:value-type="float">
            <text:p>6,969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55" calcext:value-type="float">
            <text:p>4,55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381" calcext:value-type="float">
            <text:p>38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409" calcext:value-type="float">
            <text:p>7,40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83" calcext:value-type="float">
            <text:p>783</text:p>
          </table:table-cell>
          <table:table-cell table:style-name="ce38" office:value-type="float" office:value="1033" calcext:value-type="float">
            <text:p>1,033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75" calcext:value-type="float">
            <text:p>4,67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365" calcext:value-type="float">
            <text:p>7,36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3" calcext:value-type="float">
            <text:p>693</text:p>
          </table:table-cell>
          <table:table-cell table:style-name="ce38" office:value-type="float" office:value="876" calcext:value-type="float">
            <text:p>876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74" calcext:value-type="float">
            <text:p>4,67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44" calcext:value-type="float">
            <text:p>44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85" calcext:value-type="float">
            <text:p>3,385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497" calcext:value-type="float">
            <text:p>497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14" calcext:value-type="float">
            <text:p>2,11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69" calcext:value-type="float">
            <text:p>3,369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2" table:style-name="ce39" office:value-type="float" office:value="120" calcext:value-type="float">
            <text:p>120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13" calcext:value-type="float">
            <text:p>2,1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996" calcext:value-type="float">
            <text:p>3,996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28" calcext:value-type="float">
            <text:p>2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4105" calcext:value-type="float">
            <text:p>14,105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693" calcext:value-type="float">
            <text:p>6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89" calcext:value-type="float">
            <text:p>2,189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652" calcext:value-type="float">
            <text:p>9,652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177" calcext:value-type="float">
            <text:p>14,177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430" calcext:value-type="float">
            <text:p>430</text:p>
          </table:table-cell>
          <table:table-cell table:style-name="ce38" office:value-type="float" office:value="783" calcext:value-type="float">
            <text:p>7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73" calcext:value-type="float">
            <text:p>1,673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652" calcext:value-type="float">
            <text:p>9,65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-72" calcext:value-type="float">
            <text:p><text:s text:c="7"/>－72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553" calcext:value-type="float">
            <text:p>6,553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5" calcext:value-type="float">
            <text:p>1,065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90" calcext:value-type="float">
            <text:p>4,49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631" calcext:value-type="float">
            <text:p>6,631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29" calcext:value-type="float">
            <text:p>829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90" calcext:value-type="float">
            <text:p>4,49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552" calcext:value-type="float">
            <text:p>7,552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162" calcext:value-type="float">
            <text:p>5,162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46" calcext:value-type="float">
            <text:p>7,546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162" calcext:value-type="float">
            <text:p>5,16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6" calcext:value-type="float">
            <text:p>6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7885" calcext:value-type="float">
            <text:p>37,885</text:p>
          </table:table-cell>
          <table:table-cell table:style-name="ce38" office:value-type="float" office:value="840" calcext:value-type="float">
            <text:p>840</text:p>
          </table:table-cell>
          <table:table-cell table:style-name="ce38" office:value-type="float" office:value="4096" calcext:value-type="float">
            <text:p>4,096</text:p>
          </table:table-cell>
          <table:table-cell table:style-name="ce38" office:value-type="float" office:value="2059" calcext:value-type="float">
            <text:p>2,059</text:p>
          </table:table-cell>
          <table:table-cell table:style-name="ce38" office:value-type="float" office:value="2427" calcext:value-type="float">
            <text:p>2,427</text:p>
          </table:table-cell>
          <table:table-cell table:style-name="ce38" office:value-type="float" office:value="876" calcext:value-type="float">
            <text:p>876</text:p>
          </table:table-cell>
          <table:table-cell table:style-name="ce38" office:value-type="float" office:value="1673" calcext:value-type="float">
            <text:p>1,6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72" calcext:value-type="float">
            <text:p>8,672</text:p>
          </table:table-cell>
          <table:table-cell table:style-name="ce38" office:value-type="float" office:value="16331" calcext:value-type="float">
            <text:p>16,331</text:p>
          </table:table-cell>
          <table:table-cell table:style-name="ce38" office:value-type="float" office:value="787" calcext:value-type="float">
            <text:p>78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9698" calcext:value-type="float">
            <text:p>39,698</text:p>
          </table:table-cell>
          <table:table-cell table:style-name="ce38" office:value-type="float" office:value="1097" calcext:value-type="float">
            <text:p>1,097</text:p>
          </table:table-cell>
          <table:table-cell table:style-name="ce38" office:value-type="float" office:value="4288" calcext:value-type="float">
            <text:p>4,288</text:p>
          </table:table-cell>
          <table:table-cell table:style-name="ce38" office:value-type="float" office:value="2641" calcext:value-type="float">
            <text:p>2,641</text:p>
          </table:table-cell>
          <table:table-cell table:style-name="ce38" office:value-type="float" office:value="2988" calcext:value-type="float">
            <text:p>2,988</text:p>
          </table:table-cell>
          <table:table-cell table:style-name="ce38" office:value-type="float" office:value="1033" calcext:value-type="float">
            <text:p>1,033</text:p>
          </table:table-cell>
          <table:table-cell table:style-name="ce38" office:value-type="float" office:value="2189" calcext:value-type="float">
            <text:p>2,1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72" calcext:value-type="float">
            <text:p>8,672</text:p>
          </table:table-cell>
          <table:table-cell table:style-name="ce38" office:value-type="float" office:value="16332" calcext:value-type="float">
            <text:p>16,33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3" calcext:value-type="float">
            <text:p>13</text:p>
          </table:table-cell>
          <table:table-cell table:style-name="ce63" office:value-type="float" office:value="-1813" calcext:value-type="float">
            <text:p><text:s text:c="7"/>－1,813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7664" calcext:value-type="float">
            <text:p>17,664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1980" calcext:value-type="float">
            <text:p>1,980</text:p>
          </table:table-cell>
          <table:table-cell table:style-name="ce39" office:value-type="float" office:value="998" calcext:value-type="float">
            <text:p>998</text:p>
          </table:table-cell>
          <table:table-cell table:style-name="ce39" office:value-type="float" office:value="1129" calcext:value-type="float">
            <text:p>1,129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829" calcext:value-type="float">
            <text:p>8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05" calcext:value-type="float">
            <text:p>4,105</text:p>
          </table:table-cell>
          <table:table-cell table:style-name="ce39" office:value-type="float" office:value="7580" calcext:value-type="float">
            <text:p>7,58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613" calcext:value-type="float">
            <text:p>18,613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2010" calcext:value-type="float">
            <text:p>2,010</text:p>
          </table:table-cell>
          <table:table-cell table:style-name="ce39" office:value-type="float" office:value="1239" calcext:value-type="float">
            <text:p>1,239</text:p>
          </table:table-cell>
          <table:table-cell table:style-name="ce39" office:value-type="float" office:value="1384" calcext:value-type="float">
            <text:p>1,384</text:p>
          </table:table-cell>
          <table:table-cell table:style-name="ce39" office:value-type="float" office:value="497" calcext:value-type="float">
            <text:p>497</text:p>
          </table:table-cell>
          <table:table-cell table:style-name="ce39" office:value-type="float" office:value="1065" calcext:value-type="float">
            <text:p>1,0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05" calcext:value-type="float">
            <text:p>4,105</text:p>
          </table:table-cell>
          <table:table-cell table:style-name="ce39" office:value-type="float" office:value="7580" calcext:value-type="float">
            <text:p>7,58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64" office:value-type="float" office:value="-949" calcext:value-type="float">
            <text:p><text:s text:c="7"/>－949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20221" calcext:value-type="float">
            <text:p>20,221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67" calcext:value-type="float">
            <text:p>4,567</text:p>
          </table:table-cell>
          <table:table-cell table:style-name="ce40" office:value-type="float" office:value="8751" calcext:value-type="float">
            <text:p>8,751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1085" calcext:value-type="float">
            <text:p>21,085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2278" calcext:value-type="float">
            <text:p>2,278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67" calcext:value-type="float">
            <text:p>4,567</text:p>
          </table:table-cell>
          <table:table-cell table:style-name="ce40" office:value-type="float" office:value="8752" calcext:value-type="float">
            <text:p>8,75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6" calcext:value-type="float">
            <text:p>6</text:p>
          </table:table-cell>
          <table:table-cell table:style-name="ce65" office:value-type="float" office:value="-864" calcext:value-type="float">
            <text:p><text:s text:c="7"/>－86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57" calcext:value-type="float">
            <text:p>2,05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1188" calcext:value-type="float">
            <text:p>1,18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62" calcext:value-type="float">
            <text:p><text:s text:c="7"/>－6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19" calcext:value-type="float">
            <text:p>1,0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9" calcext:value-type="float">
            <text:p><text:s text:c="7"/>－3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0" calcext:value-type="float">
            <text:p>1,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3" calcext:value-type="float">
            <text:p><text:s text:c="7"/>－2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421" calcext:value-type="float">
            <text:p>10,421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4777" calcext:value-type="float">
            <text:p>4,777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32" calcext:value-type="float">
            <text:p>9,732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4777" calcext:value-type="float">
            <text:p>4,77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689" calcext:value-type="float">
            <text:p>68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11" calcext:value-type="float">
            <text:p>4,91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2237" calcext:value-type="float">
            <text:p>2,23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62" calcext:value-type="float">
            <text:p>4,562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2237" calcext:value-type="float">
            <text:p>2,23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64" office:value-type="float" office:value="349" calcext:value-type="float">
            <text:p>34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510" calcext:value-type="float">
            <text:p>5,510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2540" calcext:value-type="float">
            <text:p>2,540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70" calcext:value-type="float">
            <text:p>5,170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2540" calcext:value-type="float">
            <text:p>2,54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340" calcext:value-type="float">
            <text:p>34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22" calcext:value-type="float">
            <text:p>32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72" calcext:value-type="float">
            <text:p>3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79" calcext:value-type="float">
            <text:p>17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50" calcext:value-type="float">
            <text:p>1,35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7" calcext:value-type="float">
            <text:p>1,20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43" calcext:value-type="float">
            <text:p>14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10" calcext:value-type="float">
            <text:p>11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283" calcext:value-type="float">
            <text:p>2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2" calcext:value-type="float">
            <text:p>5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58" calcext:value-type="float">
            <text:p>5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0" calcext:value-type="float">
            <text:p>4,28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684" calcext:value-type="float">
            <text:p><text:s text:c="7"/>－68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672" calcext:value-type="float">
            <text:p>1,67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942" calcext:value-type="float">
            <text:p>9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1" calcext:value-type="float">
            <text:p>2,04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942" calcext:value-type="float">
            <text:p>94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369" calcext:value-type="float">
            <text:p><text:s text:c="7"/>－36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24" calcext:value-type="float">
            <text:p>1,92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69" calcext:value-type="float">
            <text:p>269</text:p>
          </table:table-cell>
          <table:table-cell table:number-columns-repeated="2" table:style-name="ce43" office:value-type="float" office:value="42" calcext:value-type="float">
            <text:p>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045" calcext:value-type="float">
            <text:p>1,04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9" calcext:value-type="float">
            <text:p>2,23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1045" calcext:value-type="float">
            <text:p>1,04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315" calcext:value-type="float">
            <text:p><text:s text:c="7"/>－31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619" calcext:value-type="float">
            <text:p>61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619" calcext:value-type="float">
            <text:p>6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250" calcext:value-type="float">
            <text:p><text:s text:c="7"/>－25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119" calcext:value-type="float">
            <text:p><text:s text:c="7"/>－11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63" calcext:value-type="float">
            <text:p>263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59" calcext:value-type="float">
            <text:p>1,05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31" calcext:value-type="float">
            <text:p><text:s text:c="7"/>－13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34" calcext:value-type="float">
            <text:p>2,13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15" calcext:value-type="float">
            <text:p><text:s text:c="7"/>－215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337" calcext:value-type="float">
            <text:p>3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15" calcext:value-type="float">
            <text:p><text:s text:c="7"/>－11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0" calcext:value-type="float">
            <text:p>1,15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00" calcext:value-type="float">
            <text:p><text:s text:c="7"/>－100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7" calcext:value-type="float">
            <text:p>2,10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26" calcext:value-type="float">
            <text:p><text:s text:c="7"/>－42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84" calcext:value-type="float">
            <text:p><text:s text:c="7"/>－28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42" calcext:value-type="float">
            <text:p><text:s text:c="7"/>－14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822" calcext:value-type="float">
            <text:p><text:s text:c="7"/>－82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72" calcext:value-type="float">
            <text:p>1,27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20" calcext:value-type="float">
            <text:p>1,6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606" calcext:value-type="float">
            <text:p>6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48" calcext:value-type="float">
            <text:p><text:s text:c="7"/>－34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28" calcext:value-type="float">
            <text:p>1,42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2" calcext:value-type="float">
            <text:p>1,90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525" calcext:value-type="float">
            <text:p>5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474" calcext:value-type="float">
            <text:p><text:s text:c="7"/>－47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41" calcext:value-type="float">
            <text:p><text:s text:c="7"/>－2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18" calcext:value-type="float">
            <text:p><text:s text:c="7"/>－11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23" calcext:value-type="float">
            <text:p><text:s text:c="7"/>－12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91" calcext:value-type="float">
            <text:p>2,09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45" calcext:value-type="float">
            <text:p><text:s text:c="7"/>－14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484" calcext:value-type="float">
            <text:p>4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5" calcext:value-type="float">
            <text:p><text:s text:c="7"/>－6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28" calcext:value-type="float">
            <text:p>1,0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8" calcext:value-type="float">
            <text:p>1,10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80" calcext:value-type="float">
            <text:p><text:s text:c="7"/>－8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8" calcext:value-type="float">
            <text:p>2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33" calcext:value-type="float">
            <text:p>13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 text:c="7"/>－1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" calcext:value-type="float">
            <text:p><text:s text:c="7"/>－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74" calcext:value-type="float">
            <text:p>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" calcext:value-type="float">
            <text:p><text:s text:c="7"/>－1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06" calcext:value-type="float">
            <text:p><text:s text:c="7"/>－20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2"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1" calcext:value-type="float">
            <text:p>1,08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44" calcext:value-type="float">
            <text:p><text:s text:c="7"/>－14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2" calcext:value-type="float">
            <text:p>1,19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62" calcext:value-type="float">
            <text:p><text:s text:c="7"/>－6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28" calcext:value-type="float">
            <text:p>2,52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941" calcext:value-type="float">
            <text:p>94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181" calcext:value-type="float">
            <text:p>18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82" calcext:value-type="float">
            <text:p>1,18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9" calcext:value-type="float">
            <text:p>1,07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3" calcext:value-type="float">
            <text:p>10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68" calcext:value-type="float">
            <text:p>1,26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24" calcext:value-type="float">
            <text:p>1,32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338" calcext:value-type="float">
            <text:p>3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7" calcext:value-type="float">
            <text:p><text:s text:c="7"/>－4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28" calcext:value-type="float">
            <text:p>2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6" calcext:value-type="float">
            <text:p><text:s text:c="7"/>－2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12" calcext:value-type="float">
            <text:p>7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185" calcext:value-type="float">
            <text:p>1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1" calcext:value-type="float">
            <text:p><text:s text:c="7"/>－21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344" calcext:value-type="float">
            <text:p>1,34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7" calcext:value-type="float">
            <text:p>53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807" calcext:value-type="float">
            <text:p>807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61" calcext:value-type="float">
            <text:p>66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96" calcext:value-type="float">
            <text:p>19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363" calcext:value-type="float">
            <text:p>36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20" calcext:value-type="float">
            <text:p>2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44" calcext:value-type="float">
            <text:p>44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380" calcext:value-type="float">
            <text:p>38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2" table:style-name="ce41" office:value-type="float" office:value="29" calcext:value-type="float">
            <text:p>2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795" calcext:value-type="float">
            <text:p>79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5" calcext:value-type="float">
            <text:p>60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75" calcext:value-type="float">
            <text:p>1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359" calcext:value-type="float">
            <text:p>35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05" calcext:value-type="float">
            <text:p>20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36" calcext:value-type="float">
            <text:p>43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2" calcext:value-type="float">
            <text:p>1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" calcext:value-type="float">
            <text:p>8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0年9月6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26:54</meta:creation-date>
    <dc:creator>user</dc:creator>
    <dc:date>2011-09-06T17:27:21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